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, Symbol"/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language="en" fo:country="US" fo:font-style="normal" style:font-style-asian="normal" style:font-style-complex="normal"/>
    </style:style>
    <style:style style:name="P3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text-autospace="none"/>
      <style:text-properties fo:language="en" fo:country="US" fo:font-style="normal" style:font-style-asian="normal" style:font-style-complex="normal"/>
    </style:style>
    <style:style style:name="T1" style:family="text">
      <style:text-properties fo:color="#000000" style:font-name="Times New Roman1" fo:font-size="16pt" style:font-name-asian="Times New Roman1" style:font-size-asian="16pt" style:font-name-complex="Times New Roman1" style:font-size-complex="16pt"/>
    </style:style>
    <style:style style:name="T2" style:family="text">
      <style:text-properties fo:color="#000000" style:font-name="Times New Roman1" fo:font-size="16pt" fo:language="en" fo:country="US" fo:font-style="normal" style:font-name-asian="Times New Roman1" style:font-size-asian="16pt" style:font-style-asian="normal" style:font-name-complex="Times New Roman1" style:font-size-complex="16pt" style:font-style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1"><text:span text:style-name="T2"><draw:frame draw:style-name="fr1" draw:name="Объект2" text:anchor-type="as-char" svg:width="4.47cm" svg:height="2.494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2"/></text:p>
      <text:p text:style-name="P2"><text:span text:style-name="T1"><draw:frame draw:style-name="fr1" draw:name="Объект1" text:anchor-type="as-char" svg:width="2.746cm" svg:height="1.51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draw:frame draw:style-name="fr1" draw:name="Объект3" text:anchor-type="as-char" svg:width="3.854cm" svg:height="1.5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draw:frame draw:style-name="fr1" draw:name="Объект4" text:anchor-type="as-char" svg:width="2.547cm" svg:height="1.51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draw:frame draw:style-name="fr1" draw:name="Объект5" text:anchor-type="as-char" svg:width="3.845cm" svg:height="1.51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2"><text:span text:style-name="T1"><draw:frame draw:style-name="fr1" draw:name="Объект6" text:anchor-type="as-char" svg:width="3.642cm" svg:height="1.519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1"><draw:frame draw:style-name="fr1" draw:name="Объект7" text:anchor-type="as-char" svg:width="2.565cm" svg:height="1.519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1"><draw:frame draw:style-name="fr1" draw:name="Объект8" text:anchor-type="as-char" svg:width="3.641cm" svg:height="1.519cm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1"><draw:frame draw:style-name="fr1" draw:name="Объект9" text:anchor-type="as-char" svg:width="2.558cm" svg:height="1.519cm" draw:z-index="1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"><text:span text:style-name="T1"><draw:frame draw:style-name="fr1" draw:name="Объект10" text:anchor-type="as-char" svg:width="2.743cm" svg:height="1.51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draw:frame draw:style-name="fr1" draw:name="Объект12" text:anchor-type="as-char" svg:width="3.849cm" svg:height="1.519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"><draw:frame draw:style-name="fr1" draw:name="Объект13" text:anchor-type="as-char" svg:width="2.542cm" svg:height="1.519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draw:frame draw:style-name="fr2" draw:name="Объект14" text:anchor-type="as-char" svg:y="-1.429cm" svg:width="3.84cm" svg:height="1.519cm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><text:span text:style-name="T1"><draw:frame draw:style-name="fr1" draw:name="Объект11" text:anchor-type="as-char" svg:width="3.845cm" svg:height="1.519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<draw:frame draw:style-name="fr1" draw:name="Объект17" text:anchor-type="as-char" svg:width="2.769cm" svg:height="1.519cm" draw:z-index="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<draw:frame draw:style-name="fr1" draw:name="Объект18" text:anchor-type="as-char" svg:width="3.641cm" svg:height="1.519cm" draw:z-index="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<draw:frame draw:style-name="fr1" draw:name="Объект19" text:anchor-type="as-char" svg:width="2.771cm" svg:height="1.519cm" draw:z-index="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, Symbol"/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ymbol" fo:font-size="12pt" fo:language="de" fo:country="DE" style:font-name-asian="Symbol" style:font-size-asian="12pt" style:language-asian="ja" style:country-asian="JP" style:font-name-complex="Symbol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12S</meta:editing-duration>
    <meta:editing-cycles>4</meta:editing-cycles>
    <meta:generator>OpenOffice/4.1.3$Win32 OpenOffice.org_project/413m1$Build-9783</meta:generator>
    <dc:date>2017-09-19T11:29:40.18</dc:date>
    <meta:document-statistic meta:table-count="0" meta:image-count="0" meta:object-count="17" meta:page-count="1" meta:paragraph-count="5" meta:word-count="0" meta:character-count="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A</mi>
          <mrow>
            <mn>11</mn>
          </mrow>
        </msub>
        <mo stretchy="false">=</mo>
        <mtable>
          <mtr>
            <mtd>
              <mrow>
                <mn>3</mn>
              </mrow>
            </mtd>
            <mtd>
              <mrow>
                <mn>2</mn>
              </mrow>
            </mtd>
            <mtd>
              <mrow>
                <mn>1</mn>
              </mrow>
            </mtd>
          </mtr>
          <mtr>
            <mtd>
              <mrow>
                <mn>10</mn>
              </mrow>
            </mtd>
            <mtd>
              <mrow>
                <mn>9</mn>
              </mrow>
            </mtd>
            <mtd>
              <mrow>
                <mn>7</mn>
              </mrow>
            </mtd>
          </mtr>
          <mtr>
            <mtd>
              <mrow>
                <mn>8</mn>
              </mrow>
            </mtd>
            <mtd>
              <mrow>
                <mn>9</mn>
              </mrow>
            </mtd>
            <mtd>
              <mrow>
                <mn>2</mn>
              </mrow>
            </mtd>
          </mtr>
        </mtable>
      </mrow>
    </mrow>
    <annotation encoding="StarMath 5.0">A_{11}=matrix{3#2#1##10#9#7##8#9#2} </annotation>
  </semantics>
</math>
</file>

<file path=Object 10/content.xml><?xml version="1.0" encoding="utf-8"?>
<math xmlns="http://www.w3.org/1998/Math/MathML">
  <semantics>
    <mrow>
      <mrow>
        <msub>
          <mi>A</mi>
          <mrow>
            <mn>13</mn>
          </mrow>
        </msub>
        <mo stretchy="false">=</mo>
        <mtable>
          <mtr>
            <mtd>
              <mrow>
                <mn>1</mn>
              </mrow>
            </mtd>
            <mtd>
              <mrow>
                <mn>3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10</mn>
              </mrow>
            </mtd>
            <mtd>
              <mrow>
                <mn>9</mn>
              </mrow>
            </mtd>
          </mtr>
          <mtr>
            <mtd>
              <mrow>
                <mn>3</mn>
              </mrow>
            </mtd>
            <mtd>
              <mrow>
                <mn>8</mn>
              </mrow>
            </mtd>
            <mtd>
              <mrow>
                <mn>9</mn>
              </mrow>
            </mtd>
          </mtr>
        </mtable>
      </mrow>
    </mrow>
    <annotation encoding="StarMath 5.0">A_{13}=matrix{1#3#1##2#10#9##3#8#9} </annotation>
  </semantics>
</math>
</file>

<file path=Object 11/content.xml><?xml version="1.0" encoding="utf-8"?>
<math xmlns="http://www.w3.org/1998/Math/MathML">
  <semantics>
    <mrow>
      <mrow>
        <msub>
          <mi>A</mi>
          <mrow>
            <mn>14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1</mn>
                </mrow>
              </mtd>
              <mtd>
                <mrow>
                  <mn>3</mn>
                </mrow>
              </mtd>
              <mtd>
                <mrow>
                  <mn>2</mn>
                </mrow>
              </mtd>
            </mtr>
            <mtr>
              <mtd>
                <mrow>
                  <mn>2</mn>
                </mrow>
              </mtd>
              <mtd>
                <mrow>
                  <mn>10</mn>
                </mrow>
              </mtd>
              <mtd>
                <mrow>
                  <mn>9</mn>
                </mrow>
              </mtd>
            </mtr>
            <mtr>
              <mtd>
                <mrow>
                  <mn>3</mn>
                </mrow>
              </mtd>
              <mtd>
                <mrow>
                  <mn>8</mn>
                </mrow>
              </mtd>
              <mtd>
                <mrow>
                  <mn>9</mn>
                </mrow>
              </mtd>
            </mtr>
          </mtable>
        </mrow>
      </mrow>
    </mrow>
    <annotation encoding="StarMath 5.0">A_{14}=(-1)*matrix{1#3#2##2#10#9##3#8#9} </annotation>
  </semantics>
</math>
</file>

<file path=Object 12/content.xml><?xml version="1.0" encoding="utf-8"?>
<math xmlns="http://www.w3.org/1998/Math/MathML">
  <semantics>
    <mrow>
      <mrow>
        <msub>
          <mi>A</mi>
          <mrow>
            <mn>23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2</mn>
                </mrow>
              </mtd>
              <mtd>
                <mrow>
                  <mn>5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10</mn>
                </mrow>
              </mtd>
              <mtd>
                <mrow>
                  <mn>7</mn>
                </mrow>
              </mtd>
            </mtr>
            <mtr>
              <mtd>
                <mrow>
                  <mn>3</mn>
                </mrow>
              </mtd>
              <mtd>
                <mrow>
                  <mn>8</mn>
                </mrow>
              </mtd>
              <mtd>
                <mrow>
                  <mn>2</mn>
                </mrow>
              </mtd>
            </mtr>
          </mtable>
        </mrow>
      </mrow>
    </mrow>
    <annotation encoding="StarMath 5.0">A_{23}=(-1)*matrix{2#5#1##2#10#7##3#8#2} </annotation>
  </semantics>
</math>
</file>

<file path=Object 13/content.xml><?xml version="1.0" encoding="utf-8"?>
<math xmlns="http://www.w3.org/1998/Math/MathML">
  <semantics>
    <mrow>
      <mrow>
        <msub>
          <mi>A</mi>
          <mrow>
            <mn>33</mn>
          </mrow>
        </msub>
        <mo stretchy="false">=</mo>
        <mtable>
          <mtr>
            <mtd>
              <mrow>
                <mn>2</mn>
              </mrow>
            </mtd>
            <mtd>
              <mrow>
                <mn>5</mn>
              </mrow>
            </mtd>
            <mtd>
              <mrow>
                <mn>1</mn>
              </mrow>
            </mtd>
          </mtr>
          <mtr>
            <mtd>
              <mrow>
                <mn>1</mn>
              </mrow>
            </mtd>
            <mtd>
              <mrow>
                <mn>3</mn>
              </mrow>
            </mtd>
            <mtd>
              <mrow>
                <mn>1</mn>
              </mrow>
            </mtd>
          </mtr>
          <mtr>
            <mtd>
              <mrow>
                <mn>3</mn>
              </mrow>
            </mtd>
            <mtd>
              <mrow>
                <mn>8</mn>
              </mrow>
            </mtd>
            <mtd>
              <mrow>
                <mn>2</mn>
              </mrow>
            </mtd>
          </mtr>
        </mtable>
      </mrow>
    </mrow>
    <annotation encoding="StarMath 5.0">A_{33}=matrix{2#5#1##1#3#1##3#8#2} </annotation>
  </semantics>
</math>
</file>

<file path=Object 14/content.xml><?xml version="1.0" encoding="utf-8"?>
<math xmlns="http://www.w3.org/1998/Math/MathML">
  <semantics>
    <mrow>
      <mrow>
        <msub>
          <mi>A</mi>
          <mrow>
            <mn>43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2</mn>
                </mrow>
              </mtd>
              <mtd>
                <mrow>
                  <mn>5</mn>
                </mrow>
              </mtd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  <mtd>
                <mrow>
                  <mn>3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10</mn>
                </mrow>
              </mtd>
              <mtd>
                <mrow>
                  <mn>7</mn>
                </mrow>
              </mtd>
            </mtr>
          </mtable>
        </mrow>
      </mrow>
    </mrow>
    <annotation encoding="StarMath 5.0">A_{43}=(-1)*matrix{2#5#1##1#3#1##2#10#7} </annotation>
  </semantics>
</math>
</file>

<file path=Object 17/content.xml><?xml version="1.0" encoding="utf-8"?>
<math xmlns="http://www.w3.org/1998/Math/MathML">
  <semantics>
    <mrow>
      <mrow>
        <msub>
          <mi>A</mi>
          <mrow>
            <mn>24</mn>
          </mrow>
        </msub>
        <mo stretchy="false">=</mo>
        <mtable>
          <mtr>
            <mtd>
              <mrow>
                <mn>2</mn>
              </mrow>
            </mtd>
            <mtd>
              <mrow>
                <mn>5</mn>
              </mrow>
            </mtd>
            <mtd>
              <mrow>
                <mn>4</mn>
              </mrow>
            </mtd>
          </mtr>
          <mtr>
            <mtd>
              <mrow>
                <mn>2</mn>
              </mrow>
            </mtd>
            <mtd>
              <mrow>
                <mn>10</mn>
              </mrow>
            </mtd>
            <mtd>
              <mrow>
                <mn>9</mn>
              </mrow>
            </mtd>
          </mtr>
          <mtr>
            <mtd>
              <mrow>
                <mn>3</mn>
              </mrow>
            </mtd>
            <mtd>
              <mrow>
                <mn>8</mn>
              </mrow>
            </mtd>
            <mtd>
              <mrow>
                <mn>9</mn>
              </mrow>
            </mtd>
          </mtr>
        </mtable>
      </mrow>
    </mrow>
    <annotation encoding="StarMath 5.0">A_{24}=matrix{2#5#4##2#10#9##3#8#9} </annotation>
  </semantics>
</math>
</file>

<file path=Object 18/content.xml><?xml version="1.0" encoding="utf-8"?>
<math xmlns="http://www.w3.org/1998/Math/MathML">
  <semantics>
    <mrow>
      <mrow>
        <msub>
          <mi>A</mi>
          <mrow>
            <mn>34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2</mn>
                </mrow>
              </mtd>
              <mtd>
                <mrow>
                  <mn>5</mn>
                </mrow>
              </mtd>
              <mtd>
                <mrow>
                  <mn>4</mn>
                </mrow>
              </mtd>
            </mtr>
            <mtr>
              <mtd>
                <mrow>
                  <mn>1</mn>
                </mrow>
              </mtd>
              <mtd>
                <mrow>
                  <mn>3</mn>
                </mrow>
              </mtd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  <mtd>
                <mrow>
                  <mn>8</mn>
                </mrow>
              </mtd>
              <mtd>
                <mrow>
                  <mn>9</mn>
                </mrow>
              </mtd>
            </mtr>
          </mtable>
        </mrow>
      </mrow>
    </mrow>
    <annotation encoding="StarMath 5.0">A_{34}=(-1)*matrix{2#5#4##1#3#2##3#8#9} </annotation>
  </semantics>
</math>
</file>

<file path=Object 19/content.xml><?xml version="1.0" encoding="utf-8"?>
<math xmlns="http://www.w3.org/1998/Math/MathML">
  <semantics>
    <mrow>
      <mrow>
        <msub>
          <mi>A</mi>
          <mrow>
            <mn>44</mn>
          </mrow>
        </msub>
        <mo stretchy="false">=</mo>
        <mtable>
          <mtr>
            <mtd>
              <mrow>
                <mn>2</mn>
              </mrow>
            </mtd>
            <mtd>
              <mrow>
                <mn>5</mn>
              </mrow>
            </mtd>
            <mtd>
              <mrow>
                <mn>4</mn>
              </mrow>
            </mtd>
          </mtr>
          <mtr>
            <mtd>
              <mrow>
                <mn>1</mn>
              </mrow>
            </mtd>
            <mtd>
              <mrow>
                <mn>3</mn>
              </mrow>
            </mtd>
            <mtd>
              <mrow>
                <mn>2</mn>
              </mrow>
            </mtd>
          </mtr>
          <mtr>
            <mtd>
              <mrow>
                <mn>2</mn>
              </mrow>
            </mtd>
            <mtd>
              <mrow>
                <mn>10</mn>
              </mrow>
            </mtd>
            <mtd>
              <mrow>
                <mn>9</mn>
              </mrow>
            </mtd>
          </mtr>
        </mtable>
      </mrow>
    </mrow>
    <annotation encoding="StarMath 5.0">A_{44}=matrix{2#5#4##1#3#2##2#10#9} </annotation>
  </semantics>
</math>
</file>

<file path=Object 2/content.xml><?xml version="1.0" encoding="utf-8"?>
<math xmlns="http://www.w3.org/1998/Math/MathML">
  <semantics>
    <mrow>
      <mrow>
        <mi>C</mi>
        <mo stretchy="false">=</mo>
        <mfenced open="∣" close="∣">
          <mrow>
            <mtable>
              <mtr>
                <mtd>
                  <mrow>
                    <msub>
                      <mi>A</mi>
                      <mrow>
                        <mn>11</mn>
                      </mrow>
                    </msub>
                  </mrow>
                </mtd>
                <mtd>
                  <mrow>
                    <msub>
                      <mi>A</mi>
                      <mrow>
                        <mn>21</mn>
                      </mrow>
                    </msub>
                  </mrow>
                </mtd>
                <mtd>
                  <mrow>
                    <msub>
                      <mi>A</mi>
                      <mrow>
                        <mn>31</mn>
                      </mrow>
                    </msub>
                  </mrow>
                </mtd>
                <mtd>
                  <mrow>
                    <msub>
                      <mi>A</mi>
                      <mrow>
                        <mn>41</mn>
                      </mrow>
                    </msub>
                  </mrow>
                </mtd>
              </mtr>
              <mtr>
                <mtd>
                  <mrow>
                    <msub>
                      <mi>A</mi>
                      <mrow>
                        <mn>12</mn>
                      </mrow>
                    </msub>
                  </mrow>
                </mtd>
                <mtd>
                  <mrow>
                    <msub>
                      <mi>A</mi>
                      <mrow>
                        <mn>22</mn>
                      </mrow>
                    </msub>
                  </mrow>
                </mtd>
                <mtd>
                  <mrow>
                    <msub>
                      <mi>A</mi>
                      <mrow>
                        <mn>32</mn>
                      </mrow>
                    </msub>
                  </mrow>
                </mtd>
                <mtd>
                  <mrow>
                    <msub>
                      <mi>A</mi>
                      <mrow>
                        <mn>42</mn>
                      </mrow>
                    </msub>
                  </mrow>
                </mtd>
              </mtr>
              <mtr>
                <mtd>
                  <mrow>
                    <msub>
                      <mi>A</mi>
                      <mrow>
                        <mn>13</mn>
                      </mrow>
                    </msub>
                  </mrow>
                </mtd>
                <mtd>
                  <mrow>
                    <msub>
                      <mi>A</mi>
                      <mrow>
                        <mn>23</mn>
                      </mrow>
                    </msub>
                  </mrow>
                </mtd>
                <mtd>
                  <mrow>
                    <msub>
                      <mi>A</mi>
                      <mrow>
                        <mn>33</mn>
                      </mrow>
                    </msub>
                  </mrow>
                </mtd>
                <mtd>
                  <mrow>
                    <msub>
                      <mi>A</mi>
                      <mrow>
                        <mn>43</mn>
                      </mrow>
                    </msub>
                  </mrow>
                </mtd>
              </mtr>
              <mtr>
                <mtd>
                  <mrow>
                    <msub>
                      <mi>A</mi>
                      <mrow>
                        <mn>14</mn>
                      </mrow>
                    </msub>
                  </mrow>
                </mtd>
                <mtd>
                  <mrow>
                    <msub>
                      <mi>A</mi>
                      <mrow>
                        <mn>24</mn>
                      </mrow>
                    </msub>
                  </mrow>
                </mtd>
                <mtd>
                  <mrow>
                    <msub>
                      <mi>A</mi>
                      <mrow>
                        <mn>34</mn>
                      </mrow>
                    </msub>
                  </mrow>
                </mtd>
                <mtd>
                  <mrow>
                    <msub>
                      <mi>A</mi>
                      <mrow>
                        <mn>44</mn>
                      </mrow>
                    </msub>
                  </mrow>
                </mtd>
              </mtr>
            </mtable>
          </mrow>
        </mfenced>
      </mrow>
    </mrow>
    <annotation encoding="StarMath 5.0">C=  left lline matrix{A_{11} # A_{21}#A_{31}#A_{41} ##A_{12}#A_{22}#A_{32}#A_{42}##A_{13}#A_{23}#A_{33}#A_{43}##A_{14}#A_{24}#A_{34}#A_{44} } right rline </annotation>
  </semantics>
</math>
</file>

<file path=Object 3/content.xml><?xml version="1.0" encoding="utf-8"?>
<math xmlns="http://www.w3.org/1998/Math/MathML">
  <semantics>
    <mrow>
      <mrow>
        <msub>
          <mi>A</mi>
          <mrow>
            <mn>21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5</mn>
                </mrow>
              </mtd>
              <mtd>
                <mrow>
                  <mn>4</mn>
                </mrow>
              </mtd>
              <mtd>
                <mrow>
                  <mn>1</mn>
                </mrow>
              </mtd>
            </mtr>
            <mtr>
              <mtd>
                <mrow>
                  <mn>10</mn>
                </mrow>
              </mtd>
              <mtd>
                <mrow>
                  <mn>9</mn>
                </mrow>
              </mtd>
              <mtd>
                <mrow>
                  <mn>7</mn>
                </mrow>
              </mtd>
            </mtr>
            <mtr>
              <mtd>
                <mrow>
                  <mn>8</mn>
                </mrow>
              </mtd>
              <mtd>
                <mrow>
                  <mn>9</mn>
                </mrow>
              </mtd>
              <mtd>
                <mrow>
                  <mn>2</mn>
                </mrow>
              </mtd>
            </mtr>
          </mtable>
        </mrow>
      </mrow>
    </mrow>
    <annotation encoding="StarMath 5.0">A_{21}=(-1)*matrix{5#4#1##10#9#7##8#9#2} </annotation>
  </semantics>
</math>
</file>

<file path=Object 4/content.xml><?xml version="1.0" encoding="utf-8"?>
<math xmlns="http://www.w3.org/1998/Math/MathML">
  <semantics>
    <mrow>
      <mrow>
        <msub>
          <mi>A</mi>
          <mrow>
            <mn>31</mn>
          </mrow>
        </msub>
        <mo stretchy="false">=</mo>
        <mtable>
          <mtr>
            <mtd>
              <mrow>
                <mn>5</mn>
              </mrow>
            </mtd>
            <mtd>
              <mrow>
                <mn>4</mn>
              </mrow>
            </mtd>
            <mtd>
              <mrow>
                <mn>1</mn>
              </mrow>
            </mtd>
          </mtr>
          <mtr>
            <mtd>
              <mrow>
                <mn>3</mn>
              </mrow>
            </mtd>
            <mtd>
              <mrow>
                <mn>2</mn>
              </mrow>
            </mtd>
            <mtd>
              <mrow>
                <mn>1</mn>
              </mrow>
            </mtd>
          </mtr>
          <mtr>
            <mtd>
              <mrow>
                <mn>8</mn>
              </mrow>
            </mtd>
            <mtd>
              <mrow>
                <mn>9</mn>
              </mrow>
            </mtd>
            <mtd>
              <mrow>
                <mn>2</mn>
              </mrow>
            </mtd>
          </mtr>
        </mtable>
      </mrow>
    </mrow>
    <annotation encoding="StarMath 5.0">A_{31}=matrix{5#4#1##3#2#1##8#9#2} </annotation>
  </semantics>
</math>
</file>

<file path=Object 5/content.xml><?xml version="1.0" encoding="utf-8"?>
<math xmlns="http://www.w3.org/1998/Math/MathML">
  <semantics>
    <mrow>
      <mrow>
        <msub>
          <mi>A</mi>
          <mrow>
            <mn>41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5</mn>
                </mrow>
              </mtd>
              <mtd>
                <mrow>
                  <mn>4</mn>
                </mrow>
              </mtd>
              <mtd>
                <mrow>
                  <mn>1</mn>
                </mrow>
              </mtd>
            </mtr>
            <mtr>
              <mtd>
                <mrow>
                  <mn>3</mn>
                </mrow>
              </mtd>
              <mtd>
                <mrow>
                  <mn>2</mn>
                </mrow>
              </mtd>
              <mtd>
                <mrow>
                  <mn>1</mn>
                </mrow>
              </mtd>
            </mtr>
            <mtr>
              <mtd>
                <mrow>
                  <mn>10</mn>
                </mrow>
              </mtd>
              <mtd>
                <mrow>
                  <mn>9</mn>
                </mrow>
              </mtd>
              <mtd>
                <mrow>
                  <mn>7</mn>
                </mrow>
              </mtd>
            </mtr>
          </mtable>
        </mrow>
      </mrow>
    </mrow>
    <annotation encoding="StarMath 5.0">A_{41}=(-1)*matrix{5#4#1##3#2#1##10#9#7} </annotation>
  </semantics>
</math>
</file>

<file path=Object 6/content.xml><?xml version="1.0" encoding="utf-8"?>
<math xmlns="http://www.w3.org/1998/Math/MathML">
  <semantics>
    <mrow>
      <mrow>
        <msub>
          <mi>A</mi>
          <mrow>
            <mn>12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1</mn>
                </mrow>
              </mtd>
              <mtd>
                <mrow>
                  <mn>2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9</mn>
                </mrow>
              </mtd>
              <mtd>
                <mrow>
                  <mn>7</mn>
                </mrow>
              </mtd>
            </mtr>
            <mtr>
              <mtd>
                <mrow>
                  <mn>8</mn>
                </mrow>
              </mtd>
              <mtd>
                <mrow>
                  <mn>9</mn>
                </mrow>
              </mtd>
              <mtd>
                <mrow>
                  <mn>2</mn>
                </mrow>
              </mtd>
            </mtr>
          </mtable>
        </mrow>
      </mrow>
    </mrow>
    <annotation encoding="StarMath 5.0">A_{12}=(-1)*matrix{1#2#1##2#9#7##8#9#2} </annotation>
  </semantics>
</math>
</file>

<file path=Object 7/content.xml><?xml version="1.0" encoding="utf-8"?>
<math xmlns="http://www.w3.org/1998/Math/MathML">
  <semantics>
    <mrow>
      <mrow>
        <msub>
          <mi>A</mi>
          <mrow>
            <mn>22</mn>
          </mrow>
        </msub>
        <mo stretchy="false">=</mo>
        <mtable>
          <mtr>
            <mtd>
              <mrow>
                <mn>2</mn>
              </mrow>
            </mtd>
            <mtd>
              <mrow>
                <mn>4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9</mn>
              </mrow>
            </mtd>
            <mtd>
              <mrow>
                <mn>7</mn>
              </mrow>
            </mtd>
          </mtr>
          <mtr>
            <mtd>
              <mrow>
                <mn>3</mn>
              </mrow>
            </mtd>
            <mtd>
              <mrow>
                <mn>9</mn>
              </mrow>
            </mtd>
            <mtd>
              <mrow>
                <mn>2</mn>
              </mrow>
            </mtd>
          </mtr>
        </mtable>
      </mrow>
    </mrow>
    <annotation encoding="StarMath 5.0">A_{22}=matrix{2#4#1##2#9#7##3#9#2} </annotation>
  </semantics>
</math>
</file>

<file path=Object 8/content.xml><?xml version="1.0" encoding="utf-8"?>
<math xmlns="http://www.w3.org/1998/Math/MathML">
  <semantics>
    <mrow>
      <mrow>
        <msub>
          <mi>A</mi>
          <mrow>
            <mn>32</mn>
          </mrow>
        </msub>
        <mo stretchy="false">=</mo>
        <mrow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o stretchy="false">∗</mo>
          <mtable>
            <mtr>
              <mtd>
                <mrow>
                  <mn>2</mn>
                </mrow>
              </mtd>
              <mtd>
                <mrow>
                  <mn>4</mn>
                </mrow>
              </mtd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  <mtd>
                <mrow>
                  <mn>2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9</mn>
                </mrow>
              </mtd>
              <mtd>
                <mrow>
                  <mn>7</mn>
                </mrow>
              </mtd>
            </mtr>
          </mtable>
        </mrow>
      </mrow>
    </mrow>
    <annotation encoding="StarMath 5.0">A_{32}=(-1)*matrix{2#4#1##1#2#1##2#9#7} </annotation>
  </semantics>
</math>
</file>

<file path=Object 9/content.xml><?xml version="1.0" encoding="utf-8"?>
<math xmlns="http://www.w3.org/1998/Math/MathML">
  <semantics>
    <mrow>
      <mrow>
        <msub>
          <mi>A</mi>
          <mrow>
            <mn>42</mn>
          </mrow>
        </msub>
        <mo stretchy="false">=</mo>
        <mtable>
          <mtr>
            <mtd>
              <mrow>
                <mn>2</mn>
              </mrow>
            </mtd>
            <mtd>
              <mrow>
                <mn>4</mn>
              </mrow>
            </mtd>
            <mtd>
              <mrow>
                <mn>1</mn>
              </mrow>
            </mtd>
          </mtr>
          <mtr>
            <mtd>
              <mrow>
                <mn>1</mn>
              </mrow>
            </mtd>
            <mtd>
              <mrow>
                <mn>2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9</mn>
              </mrow>
            </mtd>
            <mtd>
              <mrow>
                <mn>7</mn>
              </mrow>
            </mtd>
          </mtr>
        </mtable>
      </mrow>
    </mrow>
    <annotation encoding="StarMath 5.0">A_{42}=matrix{2#4#1##1#2#1##2#9#7}</annotation>
  </semantics>
</math>
</file>